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4ca88"/>
    </style:style>
    <style:style style:name="P2" style:family="paragraph" style:parent-style-name="Standard">
      <style:text-properties officeooo:rsid="0004ca88" officeooo:paragraph-rsid="0004ca88"/>
    </style:style>
    <style:style style:name="P3" style:family="paragraph" style:parent-style-name="Standard">
      <style:paragraph-properties fo:text-align="center" style:justify-single-word="false"/>
      <style:text-properties officeooo:rsid="00051ddd" officeooo:paragraph-rsid="00051ddd"/>
    </style:style>
    <style:style style:name="P4" style:family="paragraph" style:parent-style-name="Standard">
      <style:paragraph-properties fo:text-align="start" style:justify-single-word="false"/>
      <style:text-properties officeooo:rsid="00051ddd" officeooo:paragraph-rsid="00070b4d"/>
    </style:style>
    <style:style style:name="P5" style:family="paragraph" style:parent-style-name="Standard">
      <style:paragraph-properties fo:text-align="start" style:justify-single-word="false"/>
      <style:text-properties officeooo:rsid="00051ddd" officeooo:paragraph-rsid="00076187"/>
    </style:style>
    <style:style style:name="P6" style:family="paragraph" style:parent-style-name="Standard">
      <style:paragraph-properties fo:text-align="start" style:justify-single-word="false"/>
      <style:text-properties fo:font-weight="normal" officeooo:rsid="00051ddd" officeooo:paragraph-rsid="00051ddd" style:font-weight-asian="normal" style:font-weight-complex="normal"/>
    </style:style>
    <style:style style:name="P7" style:family="paragraph" style:parent-style-name="Standard">
      <style:paragraph-properties fo:text-align="start" style:justify-single-word="false"/>
      <style:text-properties fo:font-weight="normal" officeooo:rsid="00076187" officeooo:paragraph-rsid="00070b4d" style:font-weight-asian="normal" style:font-weight-complex="normal"/>
    </style:style>
    <style:style style:name="P8" style:family="paragraph" style:parent-style-name="Standard">
      <style:paragraph-properties fo:text-align="start" style:justify-single-word="false"/>
      <style:text-properties fo:font-weight="normal" officeooo:rsid="00089661" officeooo:paragraph-rsid="00070b4d" style:font-weight-asian="normal" style:font-weight-complex="normal"/>
    </style:style>
    <style:style style:name="P9" style:family="paragraph" style:parent-style-name="Standard">
      <style:paragraph-properties fo:text-align="start" style:justify-single-word="false"/>
      <style:text-properties fo:font-weight="normal" officeooo:rsid="00098014" officeooo:paragraph-rsid="00070b4d" style:font-weight-asian="normal" style:font-weight-complex="normal"/>
    </style:style>
    <style:style style:name="P10" style:family="paragraph" style:parent-style-name="Standard" style:list-style-name="L3">
      <style:paragraph-properties fo:text-align="start" style:justify-single-word="false"/>
      <style:text-properties fo:font-weight="normal" officeooo:rsid="0018141e" officeooo:paragraph-rsid="0018141e" style:font-weight-asian="normal" style:font-weight-complex="normal"/>
    </style:style>
    <style:style style:name="P11" style:family="paragraph" style:parent-style-name="Standard" style:list-style-name="L3">
      <style:paragraph-properties fo:text-align="start" style:justify-single-word="false"/>
      <style:text-properties fo:font-weight="normal" officeooo:rsid="00184e96" officeooo:paragraph-rsid="00184e96" style:font-weight-asian="normal" style:font-weight-complex="normal"/>
    </style:style>
    <style:style style:name="P12" style:family="paragraph" style:parent-style-name="Standard">
      <style:paragraph-properties fo:text-align="start" style:justify-single-word="false"/>
      <style:text-properties fo:font-weight="normal" officeooo:rsid="001a4bac" officeooo:paragraph-rsid="001a4bac" style:font-weight-asian="normal" style:font-weight-complex="normal"/>
    </style:style>
    <style:style style:name="P13" style:family="paragraph" style:parent-style-name="Standard" style:list-style-name="L3">
      <style:paragraph-properties fo:text-align="start" style:justify-single-word="false"/>
      <style:text-properties fo:font-weight="normal" officeooo:rsid="001a4e8f" officeooo:paragraph-rsid="001a4e8f" style:font-weight-asian="normal" style:font-weight-complex="normal"/>
    </style:style>
    <style:style style:name="P14" style:family="paragraph" style:parent-style-name="Standard">
      <style:paragraph-properties fo:text-align="start" style:justify-single-word="false"/>
      <style:text-properties officeooo:rsid="00051ddd" officeooo:paragraph-rsid="00070b4d"/>
    </style:style>
    <style:style style:name="P15" style:family="paragraph" style:parent-style-name="Standard">
      <style:paragraph-properties fo:text-align="start" style:justify-single-word="false"/>
      <style:text-properties officeooo:rsid="00051ddd" officeooo:paragraph-rsid="0015a313"/>
    </style:style>
    <style:style style:name="P16" style:family="paragraph" style:parent-style-name="Standard" style:list-style-name="L1">
      <style:paragraph-properties fo:text-align="start" style:justify-single-word="false"/>
      <style:text-properties officeooo:paragraph-rsid="0015a313"/>
    </style:style>
    <style:style style:name="P17" style:family="paragraph" style:parent-style-name="Standard" style:list-style-name="L1">
      <style:paragraph-properties fo:text-align="start" style:justify-single-word="false"/>
      <style:text-properties officeooo:rsid="0015a313" officeooo:paragraph-rsid="0015a313"/>
    </style:style>
    <style:style style:name="P18" style:family="paragraph" style:parent-style-name="Standard" style:list-style-name="L1">
      <style:paragraph-properties fo:text-align="start" style:justify-single-word="false"/>
      <style:text-properties officeooo:rsid="0015a313" officeooo:paragraph-rsid="0015e15f"/>
    </style:style>
    <style:style style:name="P19" style:family="paragraph" style:parent-style-name="Standard" style:list-style-name="L1">
      <style:paragraph-properties fo:text-align="start" style:justify-single-word="false"/>
      <style:text-properties officeooo:rsid="0015e15f" officeooo:paragraph-rsid="0015e15f"/>
    </style:style>
    <style:style style:name="P20" style:family="paragraph" style:parent-style-name="Standard" style:list-style-name="L1">
      <style:paragraph-properties fo:text-align="start" style:justify-single-word="false"/>
      <style:text-properties officeooo:rsid="00164993" officeooo:paragraph-rsid="00164993"/>
    </style:style>
    <style:style style:name="P21" style:family="paragraph" style:parent-style-name="Standard">
      <style:paragraph-properties fo:text-align="start" style:justify-single-word="false"/>
      <style:text-properties officeooo:rsid="00164993" officeooo:paragraph-rsid="00164993"/>
    </style:style>
    <style:style style:name="T1" style:family="text">
      <style:text-properties fo:font-weight="bold" style:font-weight-asian="bold" style:font-weight-complex="bold"/>
    </style:style>
    <style:style style:name="T2" style:family="text">
      <style:text-properties fo:font-weight="bold" officeooo:rsid="00070b4d" style:font-weight-asian="bold" style:font-weight-complex="bold"/>
    </style:style>
    <style:style style:name="T3" style:family="text">
      <style:text-properties fo:font-weight="bold" officeooo:rsid="00089661" style:font-weight-asian="bold" style:font-weight-complex="bold"/>
    </style:style>
    <style:style style:name="T4" style:family="text">
      <style:text-properties fo:font-weight="bold" officeooo:rsid="001337fc" style:font-weight-asian="bold" style:font-weight-complex="bold"/>
    </style:style>
    <style:style style:name="T5" style:family="text">
      <style:text-properties fo:font-weight="bold" officeooo:rsid="00148c52" style:font-weight-asian="bold" style:font-weight-complex="bold"/>
    </style:style>
    <style:style style:name="T6" style:family="text">
      <style:text-properties fo:font-weight="bold" officeooo:rsid="0018141e"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5fb93" style:font-weight-asian="normal" style:font-weight-complex="normal"/>
    </style:style>
    <style:style style:name="T9" style:family="text">
      <style:text-properties fo:font-weight="normal" officeooo:rsid="00076187" style:font-weight-asian="normal" style:font-weight-complex="normal"/>
    </style:style>
    <style:style style:name="T10" style:family="text">
      <style:text-properties fo:font-weight="normal" officeooo:rsid="00089661" style:font-weight-asian="normal" style:font-weight-complex="normal"/>
    </style:style>
    <style:style style:name="T11" style:family="text">
      <style:text-properties fo:font-weight="normal" officeooo:rsid="00098014" style:font-weight-asian="normal" style:font-weight-complex="normal"/>
    </style:style>
    <style:style style:name="T12" style:family="text">
      <style:text-properties fo:font-weight="normal" officeooo:rsid="000a7daf" style:font-weight-asian="normal" style:font-weight-complex="normal"/>
    </style:style>
    <style:style style:name="T13" style:family="text">
      <style:text-properties fo:font-weight="normal" officeooo:rsid="000c1b5f" style:font-weight-asian="normal" style:font-weight-complex="normal"/>
    </style:style>
    <style:style style:name="T14" style:family="text">
      <style:text-properties fo:font-weight="normal" officeooo:rsid="000d57e6" style:font-weight-asian="normal" style:font-weight-complex="normal"/>
    </style:style>
    <style:style style:name="T15" style:family="text">
      <style:text-properties fo:font-weight="normal" officeooo:rsid="000da59d" style:font-weight-asian="normal" style:font-weight-complex="normal"/>
    </style:style>
    <style:style style:name="T16" style:family="text">
      <style:text-properties fo:font-weight="normal" officeooo:rsid="000e9383" style:font-weight-asian="normal" style:font-weight-complex="normal"/>
    </style:style>
    <style:style style:name="T17" style:family="text">
      <style:text-properties fo:font-weight="normal" officeooo:rsid="000ec1a1" style:font-weight-asian="normal" style:font-weight-complex="normal"/>
    </style:style>
    <style:style style:name="T18" style:family="text">
      <style:text-properties fo:font-weight="normal" officeooo:rsid="001337fc" style:font-weight-asian="normal" style:font-weight-complex="normal"/>
    </style:style>
    <style:style style:name="T19" style:family="text">
      <style:text-properties fo:font-weight="normal" officeooo:rsid="00148c52" style:font-weight-asian="normal" style:font-weight-complex="normal"/>
    </style:style>
    <style:style style:name="T20" style:family="text">
      <style:text-properties fo:font-weight="normal" officeooo:rsid="0015a313" style:font-weight-asian="normal" style:font-weight-complex="normal"/>
    </style:style>
    <style:style style:name="T21" style:family="text">
      <style:text-properties fo:font-weight="normal" officeooo:rsid="0015e15f" style:font-weight-asian="normal" style:font-weight-complex="normal"/>
    </style:style>
    <style:style style:name="T22" style:family="text">
      <style:text-properties fo:font-weight="normal" officeooo:rsid="00164993" style:font-weight-asian="normal" style:font-weight-complex="normal"/>
    </style:style>
    <style:style style:name="T23" style:family="text">
      <style:text-properties fo:font-weight="normal" officeooo:rsid="0018141e" style:font-weight-asian="normal" style:font-weight-complex="normal"/>
    </style:style>
    <style:style style:name="T24" style:family="text">
      <style:text-properties style:text-position="0% 100%"/>
    </style:style>
    <style:style style:name="T25" style:family="text">
      <style:text-properties style:text-position="super 58%"/>
    </style:style>
    <style:style style:name="T26" style:family="text">
      <style:text-properties officeooo:rsid="00184e96"/>
    </style:style>
    <style:style style:name="T27" style:family="text">
      <style:text-properties officeooo:rsid="001a4bac"/>
    </style:style>
    <style:style style:name="T28" style:family="text">
      <style:text-properties officeooo:rsid="001a4e8f"/>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erette Moses</text:p>
      <text:p text:style-name="P2">Software Engineering II Software Proposal</text:p>
      <text:p text:style-name="P2"/>
      <text:p text:style-name="P3">Social Communication Platform – Glow</text:p>
      <text:p text:style-name="P3"/>
      <text:p text:style-name="P5"><text:tab/><text:span text:style-name="T1">Problem:</text:span><text:span text:style-name="T7"> Today's society uses several social networking platforms to convey and compare their thoughts or views with people directly within their community; </text:span><text:span text:style-name="T9">this allows people to share with their friends factual or opinionated views on a political candidate, or to mount a protest over an unjust situation</text:span><text:span text:style-name="T7">. </text:span><text:span text:style-name="T9">Inherit to the platform arise an inherit problem – while we are able to connect with the world, we are not always connected to it. Our conveyances are only seen by the people we are connected with and that is often people that we know personally or someone of popular stature. This causes a trickle-through communication between people, where our thoughts reach beyond our direct community through “friends-of-friend's” or through designated pages and groups that advertise a particular cause.</text:span></text:p>
      <text:p text:style-name="P6"/>
      <text:p text:style-name="P4"><text:span text:style-name="T7"><text:tab/></text:span><text:span text:style-name="T2">Solution:</text:span><text:span text:style-name="T9"> </text:span><text:span text:style-name="T8">Glow is an application that allows people to share their views or experiences and instantly create – or add to – a conversation. These conversations will be available to the users of the application, no matter the affiliation between users.</text:span><text:span text:style-name="T9"> Conversations are networked between communities and graphed, showing how the world around you converses. For instance, if Chicago is feverishly speaking of a particular topic, you ca</text:span><text:span text:style-name="T10">n </text:span><text:span text:style-name="T9">contribute </text:span><text:span text:style-name="T10">and/or</text:span><text:span text:style-name="T9"> begin sharing </text:span><text:span text:style-name="T10">that content </text:span><text:span text:style-name="T9">with your small part of the world.</text:span></text:p>
      <text:p text:style-name="P7"/>
      <text:p text:style-name="P4"><text:span text:style-name="T9"><text:tab/></text:span><text:span text:style-name="T3">Plan of Action: </text:span><text:span text:style-name="T10">Provide users both a web and mobile interface for </text:span><text:span text:style-name="T12">sharing/consuming</text:span><text:span text:style-name="T10"> textual and visual content. The back end will provide a</text:span><text:span text:style-name="T13">n automatic geo-tag to create a map of conversations</text:span><text:span text:style-name="T10">. More over, users can tag the content they created to </text:span><text:span text:style-name="T15">build contextual connections</text:span><text:span text:style-name="T13"> </text:span><text:span text:style-name="T14">between</text:span><text:span text:style-name="T10"> similar content. For example:</text:span></text:p>
      <text:p text:style-name="P8"/>
      <text:p text:style-name="P4"><text:span text:style-name="T10"><text:tab/>“A bill introduced in congress #</text:span><text:span text:style-name="T11">HR</text:span><text:span text:style-name="T12">XXX</text:span><text:span text:style-name="T10"> will prohibit </text:span><text:span text:style-name="T11">p</text:span><text:span text:style-name="T10">rotests </text:span><text:span text:style-name="T13">that obstruct business and commerce </text:span><text:span text:style-name="T10">such as #StandingRock”</text:span></text:p>
      <text:p text:style-name="P8"/>
      <text:p text:style-name="P4"><text:span text:style-name="T10"><text:tab/>“#StandingRock protesters assaulted by police. </text:span><text:span text:style-name="T14">Full story at http://www.some-news.org/</text:span><text:span text:style-name="T10">”</text:span></text:p>
      <text:p text:style-name="P8"/>
      <text:p text:style-name="P4"><text:span text:style-name="T10"><text:tab/></text:span><text:span text:style-name="T11">As well as:</text:span></text:p>
      <text:p text:style-name="P9"><text:tab/></text:p>
      <text:p text:style-name="P4"><text:span text:style-name="T11"><text:tab/>“</text:span><text:span text:style-name="T16">Members of congress who drafted #HRXXX added a</text:span><text:span text:style-name="T17">n</text:span><text:span text:style-name="T16"> anti-regulatory rider that limits the power of the EPA over waste management of commonly used toxic chemicals.”</text:span></text:p>
      <text:p text:style-name="P4"><text:span text:style-name="T16"/></text:p>
      <text:p text:style-name="P4"><text:span text:style-name="T16"><text:tab/></text:span><text:span text:style-name="T4">Technology and Implementation:</text:span><text:span text:style-name="T18"> The mobile-client of Glow will be implemented in NativeScript – a tool that takes XML, CSS and JS to produce a native application. Conversely, the desktop-client will use the normal HTML, CSS and JS.</text:span></text:p>
      <text:p text:style-name="P4"><text:span text:style-name="T18"/></text:p>
      <text:p text:style-name="P4"><text:span text:style-name="T18"><text:tab/>The custom back end of Glow will use AWS+Ubuntu, MongoDB, NodeJS+MongoDB driver</text:span><text:span text:style-name="T20">+Redis</text:span><text:span text:style-name="T18">.</text:span></text:p>
      <text:p text:style-name="P4"><text:span text:style-name="T18"/></text:p>
      <text:p text:style-name="P4"><text:span text:style-name="T18"><text:tab/></text:span><text:span text:style-name="T4">Testing:</text:span><text:span text:style-name="T18"> Testing glow will consist of generating an initial pile of dummy data and creating a super-user account that can change locations from a list of pre-defined locations. This super user will allow me, </text:span><text:span text:style-name="T20">or other super users,</text:span><text:span text:style-name="T18"> to </text:span><text:span text:style-name="T19">create conversations that map across a defined area of interest (say the state of NY vs the whole of the US) and test that the system works (maps conversations visually)</text:span></text:p>
      <text:p text:style-name="P4"><text:span text:style-name="T19"/></text:p>
      <text:p text:style-name="P15"><text:span text:style-name="T19"><text:tab/></text:span></text:p>
      <text:p text:style-name="P15"><text:soft-page-break/><text:span text:style-name="T19"><text:tab/></text:span><text:span text:style-name="T5">Success</text:span><text:span text:style-name="T19">: </text:span><text:span text:style-name="T20">The project is successful if:</text:span></text:p>
      <text:p text:style-name="P15"><text:span text:style-name="T20"><text:tab/></text:span></text:p>
      <text:list xml:id="list1564314742574481426" text:style-name="L1">
        <text:list-item>
          <text:p text:style-name="P16"><text:span text:style-name="T20">Conversations are mapped in a way that conveys useful and adequate information</text:span></text:p>
          <text:list>
            <text:list-item>
              <text:p text:style-name="P17"><text:span text:style-name="T7">Useful information includes aggregating or separating bubbles based on the zoom level of the map</text:span></text:p>
            </text:list-item>
            <text:list-item>
              <text:p text:style-name="P18"><text:span text:style-name="T7">The bigger the bubble, the larger the area it covers. Once bubbles intersect, they will automatically aggre</text:span><text:span text:style-name="T21">gate.</text:span></text:p>
            </text:list-item>
            <text:list-item>
              <text:p text:style-name="P19"><text:span text:style-name="T7">Aggregation consists of centering and either averaging or summing the size of the bubbles (and even possibly taking in account the distances between the bubbles).</text:span></text:p>
            </text:list-item>
            <text:list-item>
              <text:p text:style-name="P19"><text:span text:style-name="T7">Bubbles will convey the density of users conversing of </text:span><text:span text:style-name="T22">a topic</text:span><text:span text:style-name="T7"> (through reposts that allow the user to add their own </text:span><text:span text:style-name="T22">voice to the conversation</text:span><text:span text:style-name="T7">).</text:span></text:p>
            </text:list-item>
            <text:list-item>
              <text:p text:style-name="P20"><text:span text:style-name="T7">Related topics (i.e., topics that share the same tags, but are not directly talking of the same thing) will be colored differently than the directly related topics.</text:span></text:p>
            </text:list-item>
          </text:list>
        </text:list-item>
      </text:list>
      <text:p text:style-name="P21"><text:span text:style-name="T23"/></text:p>
      <text:p text:style-name="P21"><text:span text:style-name="T23"><text:tab/></text:span><text:span text:style-name="T6">Timeline:</text:span></text:p>
      <text:p text:style-name="P21"><text:span text:style-name="T6"/></text:p>
      <text:list xml:id="list6842969980333281323" text:style-name="L3">
        <text:list-item>
          <text:p text:style-name="P10">Phase 1: Client and back-end conceptualization to decide a clean way of providing the user a client that is user-friendly and a back-end that can support client-side features</text:p>
        </text:list-item>
        <text:list-item>
          <text:p text:style-name="P10">Phase 2: Begin initial project development steps – setting up back-end by installing necessary software, grabbing any API keys needed for 3<text:span text:style-name="T25">rd</text:span> party services</text:p>
        </text:list-item>
        <text:list-item>
          <text:p text:style-name="P10">Phase 3: Set up project and start hacking away at initial features. Views will be created. <text:span text:style-name="T26">The evaluation of this step is ensuring the flow of the view transitions is in-line with design goals of user-friendliness and the chosen design of the applications GUI</text:span></text:p>
        </text:list-item>
        <text:list-item>
          <text:p text:style-name="P11">Phase 4: Build DB schema and initial queries. These are the queries that will provide known features with the information they need to work. All queries or modifications to queries made from this point will be ones made in response to changes to either the schema or modified features/new features.</text:p>
        </text:list-item>
        <text:list-item>
          <text:p text:style-name="P13">Phase 5: Implement client-side features and hook them to the back-end.</text:p>
        </text:list-item>
        <text:list-item>
          <text:p text:style-name="P11">Phase <text:span text:style-name="T28">6</text:span>: Do a refinement phase – clean up mess and improve lack-luster features or add unforeseen features. Requirements will be ensuring that the application does not crash when features are utilized.</text:p>
        </text:list-item>
        <text:list-item>
          <text:p text:style-name="P11">Phase <text:span text:style-name="T28">7</text:span>: Test project thoroughly. <text:span text:style-name="T27">Generate dummy data using Mockaroo and then filter it for the ability to do pin-point testing. Then use a super-user account to create conversations to test that mapping works via changing locations by a pre-defined list. Refine the back-end and front-end to accommodate problems</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4:30:22.183478000</meta:creation-date>
    <dc:date>2017-01-27T12:58:32.125856000</dc:date>
    <meta:editing-duration>PT8H58M54S</meta:editing-duration>
    <meta:editing-cycles>8</meta:editing-cycles>
    <meta:generator>LibreOffice/5.0.2.2$MacOSX_X86_64 LibreOffice_project/37b43f919e4de5eeaca9b9755ed688758a8251fe</meta:generator>
    <meta:document-statistic meta:table-count="0" meta:image-count="0" meta:object-count="0" meta:page-count="2" meta:paragraph-count="31" meta:word-count="812" meta:character-count="5114" meta:non-whitespace-character-count="4321"/>
  </office:meta>
</office:document-meta>
</file>